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standard">
      <style:graphic-properties svg:stroke-width="0.152cm" svg:stroke-color="#ff0000" draw:marker-start-width="0.427cm" draw:marker-end-width="0.427cm" draw:fill-color="#ff7b59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4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152cm" svg:stroke-color="#00a933" draw:marker-start-width="0.427cm" draw:marker-end-width="0.427cm" draw:fill-color="#afd09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47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7b59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afd095"/>
      <style:paragraph-properties fo:text-align="center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fo:font-size="13pt" style:font-name-asian="Liberation Sans" style:font-size-asian="13pt" style:font-name-complex="Liberation Sans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raph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2" draw:text-style-name="P3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43cm" svg:y="2.98cm">
          <draw:text-box>
            <text:p text:style-name="P4"><text:span text:style-name="T1">∞</text:span></text:p>
          </draw:text-box>
        </draw:fram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2" draw:text-style-name="P3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5cm" svg:y="7.9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7.90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5cm" svg:y="5.6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12.631cm" svg:y="2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15.432cm" svg:y="4.7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12.533cm" svg:y="8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8.434cm" svg:y="8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10.595cm" svg:y="3.61cm">
          <draw:text-box>
            <text:p><text:span text:style-name="T3">7</text:span></text:p>
          </draw:text-box>
        </draw:frame>
        <draw:frame draw:style-name="gr4" draw:text-style-name="P6" draw:layer="layout" svg:width="0.796cm" svg:height="0.839cm" svg:x="6.995cm" svg:y="4.311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8.195cm" svg:y="5.912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4" draw:text-style-name="P6" draw:layer="layout" svg:width="0.796cm" svg:height="0.839cm" svg:x="10.895cm" svg:y="5.813cm">
          <draw:text-box>
            <text:p><text:span text:style-name="T3">6</text:span></text:p>
          </draw:text-box>
        </draw:frame>
        <draw:frame draw:style-name="gr4" draw:text-style-name="P6" draw:layer="layout" svg:width="0.796cm" svg:height="0.839cm" svg:x="10.495cm" svg:y="8.614cm">
          <draw:text-box>
            <text:p><text:span text:style-name="T3">3</text:span></text:p>
          </draw:text-box>
        </draw:frame>
        <draw:frame draw:style-name="gr4" draw:text-style-name="P6" draw:layer="layout" svg:width="0.796cm" svg:height="0.839cm" svg:x="14.295cm" svg:y="7.515cm">
          <draw:text-box>
            <text:p><text:span text:style-name="T3">4</text:span></text:p>
          </draw:text-box>
        </draw:frame>
        <draw:frame draw:style-name="gr4" draw:text-style-name="P6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6" draw:layer="layout" svg:width="0.796cm" svg:height="0.839cm" svg:x="14.295cm" svg:y="4.517cm">
          <draw:text-box>
            <text:p><text:span text:style-name="T3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2" draw:text-style-name="P3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5cm" svg:y="7.9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7.90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5cm" svg:y="5.6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12.631cm" svg:y="2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15.432cm" svg:y="4.7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12.533cm" svg:y="8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10.595cm" svg:y="3.61cm">
          <draw:text-box>
            <text:p><text:span text:style-name="T3">7</text:span></text:p>
          </draw:text-box>
        </draw:frame>
        <draw:frame draw:style-name="gr4" draw:text-style-name="P6" draw:layer="layout" svg:width="0.796cm" svg:height="0.839cm" svg:x="6.995cm" svg:y="4.311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8.195cm" svg:y="5.912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4" draw:text-style-name="P6" draw:layer="layout" svg:width="0.796cm" svg:height="0.839cm" svg:x="10.895cm" svg:y="5.813cm">
          <draw:text-box>
            <text:p><text:span text:style-name="T3">6</text:span></text:p>
          </draw:text-box>
        </draw:frame>
        <draw:frame draw:style-name="gr4" draw:text-style-name="P6" draw:layer="layout" svg:width="0.796cm" svg:height="0.839cm" svg:x="10.495cm" svg:y="8.614cm">
          <draw:text-box>
            <text:p><text:span text:style-name="T3">3</text:span></text:p>
          </draw:text-box>
        </draw:frame>
        <draw:frame draw:style-name="gr4" draw:text-style-name="P6" draw:layer="layout" svg:width="0.796cm" svg:height="0.839cm" svg:x="14.295cm" svg:y="7.515cm">
          <draw:text-box>
            <text:p><text:span text:style-name="T3">4</text:span></text:p>
          </draw:text-box>
        </draw:frame>
        <draw:frame draw:style-name="gr4" draw:text-style-name="P6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6" draw:layer="layout" svg:width="0.796cm" svg:height="0.839cm" svg:x="14.295cm" svg:y="4.517cm">
          <draw:text-box>
            <text:p><text:span text:style-name="T3">1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2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6" draw:text-style-name="P8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5cm" svg:y="7.9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7.90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5cm" svg:y="5.6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12.631cm" svg:y="2.98cm">
          <draw:text-box>
            <text:p text:style-name="P4"><text:span text:style-name="T2">9</text:span></text:p>
          </draw:text-box>
        </draw:frame>
        <draw:frame draw:style-name="gr3" draw:text-style-name="P5" draw:layer="layout" svg:width="0.955cm" svg:height="0.962cm" svg:x="15.432cm" svg:y="4.7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10.595cm" svg:y="3.61cm">
          <draw:text-box>
            <text:p><text:span text:style-name="T3">7</text:span></text:p>
          </draw:text-box>
        </draw:frame>
        <draw:frame draw:style-name="gr4" draw:text-style-name="P6" draw:layer="layout" svg:width="0.796cm" svg:height="0.839cm" svg:x="6.995cm" svg:y="4.311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8.195cm" svg:y="5.912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4" draw:text-style-name="P6" draw:layer="layout" svg:width="0.796cm" svg:height="0.839cm" svg:x="10.895cm" svg:y="5.813cm">
          <draw:text-box>
            <text:p><text:span text:style-name="T3">6</text:span></text:p>
          </draw:text-box>
        </draw:frame>
        <draw:frame draw:style-name="gr4" draw:text-style-name="P6" draw:layer="layout" svg:width="0.796cm" svg:height="0.839cm" svg:x="10.495cm" svg:y="8.614cm">
          <draw:text-box>
            <text:p><text:span text:style-name="T3">3</text:span></text:p>
          </draw:text-box>
        </draw:frame>
        <draw:frame draw:style-name="gr4" draw:text-style-name="P6" draw:layer="layout" svg:width="0.796cm" svg:height="0.839cm" svg:x="14.295cm" svg:y="7.515cm">
          <draw:text-box>
            <text:p><text:span text:style-name="T3">4</text:span></text:p>
          </draw:text-box>
        </draw:frame>
        <draw:frame draw:style-name="gr4" draw:text-style-name="P6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6" draw:layer="layout" svg:width="0.796cm" svg:height="0.839cm" svg:x="14.295cm" svg:y="4.517cm">
          <draw:text-box>
            <text:p><text:span text:style-name="T3">1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4</text:span></text:p>
          </draw:text-box>
        </draw:frame>
        <draw:frame draw:style-name="gr3" draw:text-style-name="P5" draw:layer="layout" svg:width="0.955cm" svg:height="0.962cm" svg:x="12.533cm" svg:y="8.98cm">
          <draw:text-box>
            <text:p text:style-name="P4"><text:span text:style-name="T1">∞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Done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6" draw:text-style-name="P8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2.33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8.255cm" svg:y="7.9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2.33cm" svg:y="7.90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5.205cm" svg:y="5.6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12.631cm" svg:y="2.98cm">
          <draw:text-box>
            <text:p text:style-name="P4"><text:span text:style-name="T2">8</text:span></text:p>
          </draw:text-box>
        </draw:frame>
        <draw:frame draw:style-name="gr3" draw:text-style-name="P5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10.595cm" svg:y="3.61cm">
          <draw:text-box>
            <text:p><text:span text:style-name="T3">7</text:span></text:p>
          </draw:text-box>
        </draw:frame>
        <draw:frame draw:style-name="gr4" draw:text-style-name="P6" draw:layer="layout" svg:width="0.796cm" svg:height="0.839cm" svg:x="6.995cm" svg:y="4.311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8.195cm" svg:y="5.912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4" draw:text-style-name="P6" draw:layer="layout" svg:width="0.796cm" svg:height="0.839cm" svg:x="10.895cm" svg:y="5.813cm">
          <draw:text-box>
            <text:p><text:span text:style-name="T3">6</text:span></text:p>
          </draw:text-box>
        </draw:frame>
        <draw:frame draw:style-name="gr4" draw:text-style-name="P6" draw:layer="layout" svg:width="0.796cm" svg:height="0.839cm" svg:x="10.495cm" svg:y="8.614cm">
          <draw:text-box>
            <text:p><text:span text:style-name="T3">3</text:span></text:p>
          </draw:text-box>
        </draw:frame>
        <draw:frame draw:style-name="gr4" draw:text-style-name="P6" draw:layer="layout" svg:width="0.796cm" svg:height="0.839cm" svg:x="14.295cm" svg:y="7.515cm">
          <draw:text-box>
            <text:p><text:span text:style-name="T3">4</text:span></text:p>
          </draw:text-box>
        </draw:frame>
        <draw:frame draw:style-name="gr4" draw:text-style-name="P6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6" draw:layer="layout" svg:width="0.796cm" svg:height="0.839cm" svg:x="14.295cm" svg:y="4.517cm">
          <draw:text-box>
            <text:p><text:span text:style-name="T3">1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4</text:span></text:p>
          </draw:text-box>
        </draw:frame>
        <draw:frame draw:style-name="gr3" draw:text-style-name="P5" draw:layer="layout" svg:width="0.955cm" svg:height="0.962cm" svg:x="12.632cm" svg:y="9.08cm">
          <draw:text-box>
            <text:p text:style-name="P4"><text:span text:style-name="T2">7</text:span></text:p>
          </draw:text-box>
        </draw:frame>
        <draw:frame draw:style-name="gr3" draw:text-style-name="P5" draw:layer="layout" svg:width="0.955cm" svg:height="0.962cm" svg:x="15.532cm" svg:y="4.78cm">
          <draw:text-box>
            <text:p text:style-name="P4"><text:span text:style-name="T2">9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False" draw:style-name="dp1" draw:master-page-name="Default" presentation:presentation-page-layout-name="AL1T0">
        <office:forms form:automatic-focus="false" form:apply-design-mode="false"/>
        <draw:line draw:style-name="gr7" draw:text-style-name="P1" draw:layer="layout" svg:x1="11.53cm" svg:y1="6.486cm" svg:x2="13.977cm" svg:y2="6.486cm">
          <text:p/>
        </draw:line>
        <draw:line draw:style-name="gr7" draw:text-style-name="P1" draw:layer="layout" svg:x1="8.355cm" svg:y1="8.89cm" svg:x2="11.014cm" svg:y2="6.947cm">
          <text:p/>
        </draw:line>
        <draw:line draw:style-name="gr7" draw:text-style-name="P1" draw:layer="layout" svg:x1="8.99cm" svg:y1="4.545cm" svg:x2="10.952cm" svg:y2="6.084cm">
          <text:p/>
        </draw:line>
        <draw:line draw:style-name="gr7" draw:text-style-name="P1" draw:layer="layout" svg:x1="6.312cm" svg:y1="6.389cm" svg:x2="8.255cm" svg:y2="8.255cm">
          <text:p/>
        </draw:line>
        <draw:line draw:style-name="gr7" draw:text-style-name="P1" draw:layer="layout" svg:x1="6.45cm" svg:y1="6.25cm" svg:x2="8.39cm" svg:y2="4.845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custom-shape draw:style-name="gr6" draw:text-style-name="P8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0.795cm" svg:y="5.81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8.255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3.97cm" svg:y="5.815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5.9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6.695cm" svg:y="7.313cm">
          <draw:text-box>
            <text:p><text:span text:style-name="T3">5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5</text:span></text:p>
          </draw:text-box>
        </draw:frame>
        <draw:frame draw:style-name="gr4" draw:text-style-name="P6" draw:layer="layout" svg:width="0.796cm" svg:height="0.839cm" svg:x="6.895cm" svg:y="4.614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9.995cm" svg:y="4.615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12.495cm" svg:y="5.516cm">
          <draw:text-box>
            <text:p><text:span text:style-name="T3">2</text:span></text:p>
          </draw:text-box>
        </draw:frame>
        <draw:frame draw:style-name="gr8" draw:text-style-name="P6" draw:layer="layout" svg:width="0.973cm" svg:height="0.839cm" svg:x="9.995cm" svg:y="7.514cm">
          <draw:text-box>
            <text:p><text:span text:style-name="T3">-5</text:span></text:p>
          </draw:text-box>
        </draw:frame>
        <draw:frame draw:style-name="gr3" draw:text-style-name="P5" draw:layer="layout" svg:width="0.955cm" svg:height="0.962cm" svg:x="11.036cm" svg:y="4.98cm">
          <draw:text-box>
            <text:p text:style-name="P4"><text:span text:style-name="T2">4</text:span></text:p>
          </draw:text-box>
        </draw:frame>
        <draw:frame draw:style-name="gr3" draw:text-style-name="P5" draw:layer="layout" svg:width="0.955cm" svg:height="0.962cm" svg:x="14.237cm" svg:y="4.98cm">
          <draw:text-box>
            <text:p text:style-name="P4"><text:span text:style-name="T2">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True" draw:style-name="dp1" draw:master-page-name="Default" presentation:presentation-page-layout-name="AL1T0">
        <office:forms form:automatic-focus="false" form:apply-design-mode="false"/>
        <draw:line draw:style-name="gr7" draw:text-style-name="P1" draw:layer="layout" svg:x1="11.53cm" svg:y1="6.486cm" svg:x2="13.977cm" svg:y2="6.486cm">
          <text:p/>
        </draw:line>
        <draw:line draw:style-name="gr7" draw:text-style-name="P1" draw:layer="layout" svg:x1="8.355cm" svg:y1="8.89cm" svg:x2="11.014cm" svg:y2="6.947cm">
          <text:p/>
        </draw:line>
        <draw:line draw:style-name="gr7" draw:text-style-name="P1" draw:layer="layout" svg:x1="8.99cm" svg:y1="4.545cm" svg:x2="10.952cm" svg:y2="6.084cm">
          <text:p/>
        </draw:line>
        <draw:line draw:style-name="gr7" draw:text-style-name="P1" draw:layer="layout" svg:x1="6.312cm" svg:y1="6.389cm" svg:x2="8.255cm" svg:y2="8.255cm">
          <text:p/>
        </draw:line>
        <draw:line draw:style-name="gr7" draw:text-style-name="P1" draw:layer="layout" svg:x1="6.45cm" svg:y1="6.25cm" svg:x2="8.39cm" svg:y2="4.845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custom-shape draw:style-name="gr6" draw:text-style-name="P8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0.795cm" svg:y="5.81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8.255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3.97cm" svg:y="5.815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5.9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6.695cm" svg:y="7.313cm">
          <draw:text-box>
            <text:p><text:span text:style-name="T3">5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5</text:span></text:p>
          </draw:text-box>
        </draw:frame>
        <draw:frame draw:style-name="gr4" draw:text-style-name="P6" draw:layer="layout" svg:width="0.796cm" svg:height="0.839cm" svg:x="6.895cm" svg:y="4.614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9.995cm" svg:y="4.615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12.495cm" svg:y="5.516cm">
          <draw:text-box>
            <text:p><text:span text:style-name="T3">2</text:span></text:p>
          </draw:text-box>
        </draw:frame>
        <draw:frame draw:style-name="gr8" draw:text-style-name="P6" draw:layer="layout" svg:width="0.973cm" svg:height="0.839cm" svg:x="9.995cm" svg:y="7.514cm">
          <draw:text-box>
            <text:p><text:span text:style-name="T3">-5</text:span></text:p>
          </draw:text-box>
        </draw:frame>
        <draw:frame draw:style-name="gr3" draw:text-style-name="P5" draw:layer="layout" svg:width="0.955cm" svg:height="0.962cm" svg:x="11.036cm" svg:y="4.98cm">
          <draw:text-box>
            <text:p text:style-name="P4"><text:span text:style-name="T2">0</text:span></text:p>
          </draw:text-box>
        </draw:frame>
        <draw:frame draw:style-name="gr3" draw:text-style-name="P5" draw:layer="layout" svg:width="0.955cm" svg:height="0.962cm" svg:x="14.237cm" svg:y="4.98cm">
          <draw:text-box>
            <text:p text:style-name="P4"><text:span text:style-name="T2">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FS 0/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6" draw:text-style-name="P10" draw:layer="layout" svg:width="1.27cm" svg:height="1.27cm" svg:x="5.715cm" svg:y="5.81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6" draw:text-style-name="P10" draw:layer="layout" svg:width="1.27cm" svg:height="1.27cm" svg:x="8.255cm" svg:y="3.81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12.33cm" svg:y="3.81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8.255cm" svg:y="7.92cm">
          <text:p text:style-name="P9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12.33cm" svg:y="7.909cm">
          <text:p text:style-name="P9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15.205cm" svg:y="5.615cm">
          <text:p text:style-name="P9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2" draw:layer="layout" svg:width="0.955cm" svg:height="0.962cm" svg:x="6.035cm" svg:y="4.98cm">
          <draw:text-box>
            <text:p text:style-name="P11"><text:span text:style-name="T2">0</text:span></text:p>
          </draw:text-box>
        </draw:frame>
        <draw:frame draw:style-name="gr4" draw:text-style-name="P14" draw:layer="layout" svg:width="0.796cm" svg:height="0.839cm" svg:x="10.595cm" svg:y="3.61cm">
          <draw:text-box>
            <text:p text:style-name="P13"><text:span text:style-name="T3">1</text:span></text:p>
          </draw:text-box>
        </draw:frame>
        <draw:frame draw:style-name="gr4" draw:text-style-name="P14" draw:layer="layout" svg:width="0.796cm" svg:height="0.839cm" svg:x="6.995cm" svg:y="4.311cm">
          <draw:text-box>
            <text:p text:style-name="P13"><text:span text:style-name="T3">1</text:span></text:p>
          </draw:text-box>
        </draw:frame>
        <draw:frame draw:style-name="gr4" draw:text-style-name="P14" draw:layer="layout" svg:width="0.796cm" svg:height="0.839cm" svg:x="8.195cm" svg:y="5.912cm">
          <draw:text-box>
            <text:p text:style-name="P13"><text:span text:style-name="T3">0</text:span></text:p>
          </draw:text-box>
        </draw:frame>
        <draw:frame draw:style-name="gr4" draw:text-style-name="P14" draw:layer="layout" svg:width="0.796cm" svg:height="0.839cm" svg:x="7.095cm" svg:y="7.513cm">
          <draw:text-box>
            <text:p text:style-name="P13"><text:span text:style-name="T3">1</text:span></text:p>
          </draw:text-box>
        </draw:frame>
        <draw:frame draw:style-name="gr4" draw:text-style-name="P14" draw:layer="layout" svg:width="0.796cm" svg:height="0.839cm" svg:x="10.895cm" svg:y="5.813cm">
          <draw:text-box>
            <text:p text:style-name="P13"><text:span text:style-name="T3">1</text:span></text:p>
          </draw:text-box>
        </draw:frame>
        <draw:frame draw:style-name="gr4" draw:text-style-name="P14" draw:layer="layout" svg:width="0.796cm" svg:height="0.839cm" svg:x="10.495cm" svg:y="8.614cm">
          <draw:text-box>
            <text:p text:style-name="P13"><text:span text:style-name="T3">0</text:span></text:p>
          </draw:text-box>
        </draw:frame>
        <draw:frame draw:style-name="gr4" draw:text-style-name="P14" draw:layer="layout" svg:width="0.796cm" svg:height="0.839cm" svg:x="14.295cm" svg:y="7.515cm">
          <draw:text-box>
            <text:p text:style-name="P13"><text:span text:style-name="T3">0</text:span></text:p>
          </draw:text-box>
        </draw:frame>
        <draw:frame draw:style-name="gr4" draw:text-style-name="P14" draw:layer="layout" svg:width="0.796cm" svg:height="0.839cm" svg:x="13.195cm" svg:y="6.016cm">
          <draw:text-box>
            <text:p text:style-name="P13"><text:span text:style-name="T3">1</text:span></text:p>
          </draw:text-box>
        </draw:frame>
        <draw:frame draw:style-name="gr4" draw:text-style-name="P14" draw:layer="layout" svg:width="0.796cm" svg:height="0.839cm" svg:x="14.295cm" svg:y="4.517cm">
          <draw:text-box>
            <text:p text:style-name="P13"><text:span text:style-name="T3">1</text:span></text:p>
          </draw:text-box>
        </draw:frame>
        <draw:frame draw:style-name="gr3" draw:text-style-name="P12" draw:layer="layout" svg:width="0.955cm" svg:height="0.962cm" svg:x="8.536cm" svg:y="2.98cm">
          <draw:text-box>
            <text:p text:style-name="P11"><text:span text:style-name="T2">1</text:span></text:p>
          </draw:text-box>
        </draw:frame>
        <draw:frame draw:style-name="gr3" draw:text-style-name="P12" draw:layer="layout" svg:width="0.955cm" svg:height="0.962cm" svg:x="12.637cm" svg:y="2.98cm">
          <draw:text-box>
            <text:p text:style-name="P11"><text:span text:style-name="T2">2</text:span></text:p>
          </draw:text-box>
        </draw:frame>
        <draw:frame draw:style-name="gr3" draw:text-style-name="P12" draw:layer="layout" svg:width="0.955cm" svg:height="0.962cm" svg:x="8.537cm" svg:y="9.08cm">
          <draw:text-box>
            <text:p text:style-name="P11"><text:span text:style-name="T2">1</text:span></text:p>
          </draw:text-box>
        </draw:frame>
        <draw:frame draw:style-name="gr3" draw:text-style-name="P12" draw:layer="layout" svg:width="0.955cm" svg:height="0.962cm" svg:x="15.537cm" svg:y="4.78cm">
          <draw:text-box>
            <text:p text:style-name="P11"><text:span text:style-name="T2">1</text:span></text:p>
          </draw:text-box>
        </draw:frame>
        <draw:frame draw:style-name="gr3" draw:text-style-name="P12" draw:layer="layout" svg:width="0.955cm" svg:height="0.962cm" svg:x="12.637cm" svg:y="9.08cm">
          <draw:text-box>
            <text:p text:style-name="P11"><text:span text:style-name="T2">1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8:27:40.717111085</meta:creation-date>
    <meta:generator>LibreOffice/24.8.4.2$Linux_X86_64 LibreOffice_project/480$Build-2</meta:generator>
    <dc:date>2025-01-14T20:31:53.468477395</dc:date>
    <meta:editing-duration>PT58M34S</meta:editing-duration>
    <meta:editing-cycles>5</meta:editing-cycles>
    <meta:document-statistic meta:object-count="225"/>
  </office:meta>
</office:document-meta>
</file>